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5.6319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2.3299in"/>
    </style:style>
    <style:style style:name="co6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“z type”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t a mistake, it’s 4.7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is is the cap that was replac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is is the funky square cap by the transistor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</table:table>
      <table:table table:name="condense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Qty (total both boards)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Replacement (SILMIC II)</text:p>
          </table:table-cell>
          <table:table-cell office:value-type="string" calcext:value-type="string">
            <text:p>Better option (smaller size, better fit)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RFS-100V470MI6#5</text:p>
          </table:table-cell>
          <table:table-cell office:value-type="string" calcext:value-type="string">
            <text:p>UFG1K470MPM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FS-50V101MI5#5 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 type</text:p>
          </table:table-cell>
          <table:table-cell table:style-name="ce1" office:value-type="string" calcext:value-type="string">
            <text:p>RFS-25V100MF3#5 </text:p>
          </table:table-cell>
          <table:table-cell/>
          <table:table-cell office:value-type="string" calcext:value-type="string">
            <text:p>UKL1E100KDDANA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FS-16V100ME3#5 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 voltage to 16, min available</text:p>
          </table:table-cell>
          <table:table-cell office:value-type="string" calcext:value-type="string">
            <text:p>RFS-16V221MH5#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aw.A2:raw.D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22:47:04.557208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23:17:13.166967243</meta:creation-date>
    <dc:date>2020-08-30T23:06:26.850513328</dc:date>
    <meta:editing-duration>PT9H20M34S</meta:editing-duration>
    <meta:editing-cycles>11</meta:editing-cycles>
    <meta:generator>LibreOffice/6.4.3.2$Linux_X86_64 LibreOffice_project/40$Build-2</meta:generator>
    <meta:document-statistic meta:table-count="2" meta:cell-count="132" meta:object-count="0"/>
  </office:meta>
</office:document-meta>
</file>